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6bee7" officeooo:paragraph-rsid="0016bee7"/>
    </style:style>
    <style:style style:name="P2" style:family="paragraph" style:parent-style-name="Heading_20_1">
      <style:text-properties officeooo:rsid="0019389f" officeooo:paragraph-rsid="0019389f"/>
    </style:style>
    <style:style style:name="P3" style:family="paragraph" style:parent-style-name="Heading_20_2">
      <style:text-properties officeooo:rsid="0016bee7" officeooo:paragraph-rsid="0016bee7"/>
    </style:style>
    <style:style style:name="P4" style:family="paragraph" style:parent-style-name="Heading_20_2">
      <style:text-properties officeooo:paragraph-rsid="0016bee7"/>
    </style:style>
    <style:style style:name="P5" style:family="paragraph" style:parent-style-name="Heading_20_2">
      <style:text-properties officeooo:rsid="0018b7b0" officeooo:paragraph-rsid="0018b7b0"/>
    </style:style>
    <style:style style:name="P6" style:family="paragraph" style:parent-style-name="Standard">
      <style:text-properties fo:font-variant="normal" fo:text-transform="none" fo:color="#ff0000" style:text-line-through-style="none" style:text-line-through-type="none" style:font-name="Roboto" fo:font-size="12pt" fo:font-style="normal" style:text-underline-style="none" fo:font-weight="normal" officeooo:rsid="0016bee7" officeooo:paragraph-rsid="0016bee7" style:text-blinking="false" fo:background-color="transparent"/>
    </style:style>
    <style:style style:name="P7" style:family="paragraph" style:parent-style-name="Subtitle">
      <style:text-properties officeooo:paragraph-rsid="0016bee7"/>
    </style:style>
    <style:style style:name="P8" style:family="paragraph" style:parent-style-name="Text_20_body">
      <style:text-properties officeooo:rsid="0016bee7" officeooo:paragraph-rsid="0016bee7"/>
    </style:style>
    <style:style style:name="P9" style:family="paragraph" style:parent-style-name="Text_20_body" style:list-style-name="L1">
      <style:text-properties officeooo:rsid="0016bee7" officeooo:paragraph-rsid="0016bee7"/>
    </style:style>
    <style:style style:name="P10" style:family="paragraph" style:parent-style-name="Text_20_body" style:list-style-name="L1">
      <style:text-properties officeooo:rsid="0016bee7" officeooo:paragraph-rsid="0018b7b0"/>
    </style:style>
    <style:style style:name="P11" style:family="paragraph" style:parent-style-name="Text_20_body" style:list-style-name="L2">
      <style:text-properties officeooo:rsid="0018b7b0" officeooo:paragraph-rsid="0018b7b0"/>
    </style:style>
    <style:style style:name="P12" style:family="paragraph" style:parent-style-name="Text_20_body" style:list-style-name="L3">
      <style:text-properties officeooo:rsid="0018b7b0" officeooo:paragraph-rsid="0018b7b0"/>
    </style:style>
    <style:style style:name="P13" style:family="paragraph" style:parent-style-name="Text_20_body" style:list-style-name="L4">
      <style:text-properties officeooo:rsid="0018b7b0" officeooo:paragraph-rsid="0018b7b0"/>
    </style:style>
    <style:style style:name="P14" style:family="paragraph" style:parent-style-name="Text_20_body" style:list-style-name="L6">
      <style:text-properties officeooo:rsid="001a0db5" officeooo:paragraph-rsid="001a0db5"/>
    </style:style>
    <style:style style:name="P15" style:family="paragraph" style:parent-style-name="Text_20_body" style:list-style-name="L7">
      <style:text-properties officeooo:rsid="001a0db5" officeooo:paragraph-rsid="001a0db5"/>
    </style:style>
    <style:style style:name="P16" style:family="paragraph" style:parent-style-name="Text_20_body" style:list-style-name="L7">
      <style:text-properties officeooo:rsid="001a0db5" officeooo:paragraph-rsid="001a0fec"/>
    </style:style>
    <style:style style:name="P17" style:family="paragraph" style:parent-style-name="Text_20_body" style:list-style-name="L7">
      <style:text-properties officeooo:paragraph-rsid="001a0fec"/>
    </style:style>
    <style:style style:name="P18" style:family="paragraph" style:parent-style-name="Text_20_body" style:list-style-name="L7">
      <style:text-properties officeooo:rsid="001a0fec" officeooo:paragraph-rsid="001a0fec"/>
    </style:style>
    <style:style style:name="P19" style:family="paragraph" style:parent-style-name="Text_20_body" style:list-style-name="L6">
      <style:text-properties officeooo:rsid="001a0fec" officeooo:paragraph-rsid="001a0fec"/>
    </style:style>
    <style:style style:name="P20" style:family="paragraph" style:parent-style-name="Text_20_body" style:list-style-name="L5">
      <style:text-properties style:text-underline-style="solid" style:text-underline-width="auto" style:text-underline-color="font-color" officeooo:rsid="0018b7b0" officeooo:paragraph-rsid="0018b7b0"/>
    </style:style>
    <style:style style:name="P21" style:family="paragraph" style:parent-style-name="Title">
      <style:text-properties officeooo:rsid="0016bee7" officeooo:paragraph-rsid="0016bee7"/>
    </style:style>
    <style:style style:name="T1" style:family="text">
      <style:text-properties officeooo:rsid="0016bee7"/>
    </style:style>
    <style:style style:name="T2" style:family="text">
      <style:text-properties style:font-name="Liberation Sans" fo:font-size="18pt" officeooo:rsid="0016bee7" style:font-name-asian="Noto Sans CJK SC" style:font-size-asian="18pt" style:font-name-complex="Droid Sans Devanagari" style:font-size-complex="18pt"/>
    </style:style>
    <style:style style:name="T3" style:family="text">
      <style:text-properties officeooo:rsid="0018b7b0"/>
    </style:style>
    <style:style style:name="T4" style:family="text">
      <style:text-properties officeooo:rsid="001a0fec"/>
    </style:style>
    <style:style style:name="T5" style:family="text">
      <style:text-properties officeooo:rsid="001c31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Every Day Is Training Day</text:p>
      <text:p text:style-name="P7"><text:span text:style-name="T1">A </text:span><text:span text:style-name="T2">social media</text:span><text:span text:style-name="T1"> to register and share trainings and sports photos</text:span></text:p>
      <text:h text:style-name="P1" text:outline-level="1">Introducción</text:h>
      <text:p text:style-name="P8">Creación de una plataforma web tipo red social donde registrar tus entrenamientos y subir tus fotos deportivas</text:p>
      <text:h text:style-name="P2" text:outline-level="1">Objetivos</text:h>
      <text:list xml:id="list261935711" text:style-name="L7">
        <text:list-item>
          <text:p text:style-name="P15">Creación de nuevo usuario</text:p>
        </text:list-item>
        <text:list-item>
          <text:p text:style-name="P15">Iniciar sesión de usuario ya creado</text:p>
        </text:list-item>
        <text:list-item>
          <text:p text:style-name="P15">Registrar entrenamiento (con opción de añadir foto)</text:p>
        </text:list-item>
        <text:list-item>
          <text:p text:style-name="P15">Subir foto a la galería <text:span text:style-name="T4">propia</text:span></text:p>
        </text:list-item>
        <text:list-item>
          <text:p text:style-name="P18">Pestaña feed de entrenamientos</text:p>
        </text:list-item>
        <text:list-item>
          <text:p text:style-name="P18">Pestaña feed de fotografías</text:p>
        </text:list-item>
        <text:list-item>
          <text:p text:style-name="P17"><text:span text:style-name="T4">Pestaña de usuario</text:span></text:p>
        </text:list-item>
        <text:list-item>
          <text:p text:style-name="P15"><text:span text:style-name="T5">Pe</text:span>staña de interacción de los demás usuarios conmigo</text:p>
        </text:list-item>
        <text:list-item>
          <text:p text:style-name="P16">Interacción entre usuarios: me gusta y comentarios</text:p>
        </text:list-item>
      </text:list>
      <text:h text:style-name="P1" text:outline-level="1">Justificación de cumpliento de requesitos</text:h>
      <text:h text:style-name="P4" text:outline-level="2"><text:span text:style-name="T1">HTML</text:span></text:h>
      <text:list xml:id="list3635051877" text:style-name="L1">
        <text:list-item>
          <text:p text:style-name="P9">Contendrá imágenes</text:p>
        </text:list-item>
        <text:list-item>
          <text:p text:style-name="P10">Contendrá <text:span text:style-name="T3">fechas</text:span></text:p>
        </text:list-item>
        <text:list-item>
          <text:p text:style-name="P10">Contendrá <text:span text:style-name="T3">todos los tipos de datos</text:span></text:p>
        </text:list-item>
      </text:list>
      <text:h text:style-name="P3" text:outline-level="2">CSS</text:h>
      <text:list xml:id="list3114422695" text:style-name="L2">
        <text:list-item>
          <text:p text:style-name="P11">Se hará una página atractiva que incite a los posibles usuarios a crearse una cuenta</text:p>
        </text:list-item>
      </text:list>
      <text:h text:style-name="Heading_20_2" text:outline-level="2">JavaScript</text:h>
      <text:list xml:id="list417865159" text:style-name="L3">
        <text:list-item>
          <text:p text:style-name="P12">Se usarán variables y funciones</text:p>
        </text:list-item>
        <text:list-item>
          <text:p text:style-name="P12"><text:soft-page-break/>Los usuarios se registrarán en el local storage</text:p>
        </text:list-item>
        <text:list-item>
          <text:p text:style-name="P12">Se creará nuevo contenido html que se añadirá a la página</text:p>
        </text:list-item>
      </text:list>
      <text:h text:style-name="P5" text:outline-level="2">Git</text:h>
      <text:list xml:id="list3763793823" text:style-name="L4">
        <text:list-item>
          <text:p text:style-name="P13">Control de versiones con GitHub</text:p>
        </text:list-item>
      </text:list>
      <text:h text:style-name="P5" text:outline-level="2">Desing</text:h>
      <text:list xml:id="list1757240797" text:style-name="L5">
        <text:list-item>
          <text:p text:style-name="P20">Mobily-first</text:p>
        </text:list-item>
      </text:list>
      <text:p text:style-name="P8"/>
      <text:p text:style-name="P6">justify that the requirements are being met.</text:p>
      <text:h text:style-name="Heading_20_1" text:outline-level="1">Paso previo, documentación</text:h>
      <text:list xml:id="list1506579709" text:style-name="L6">
        <text:list-item>
          <text:p text:style-name="P14">Mobile first</text:p>
        </text:list-item>
        <text:list-item>
          <text:p text:style-name="P14">Media-queries</text:p>
        </text:list-item>
        <text:list-item>
          <text:p text:style-name="P14">Responsive-desing</text:p>
        </text:list-item>
        <text:list-item>
          <text:p text:style-name="P19">constructor, objetos, this, methods, etc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Roboto" svg:font-family="Roboto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3:55:16.418991042</meta:creation-date>
    <dc:date>2020-12-15T18:35:14.432122311</dc:date>
    <meta:editing-duration>PT2H12M30S</meta:editing-duration>
    <meta:editing-cycles>1</meta:editing-cycles>
    <meta:document-statistic meta:table-count="0" meta:image-count="0" meta:object-count="0" meta:page-count="2" meta:paragraph-count="35" meta:word-count="199" meta:character-count="1128" meta:non-whitespace-character-count="995"/>
    <meta:generator>LibreOffice/6.4.7.2$Linux_X86_64 LibreOffice_project/40$Build-2</meta:generator>
  </office:meta>
</office:document-meta>
</file>